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in" fo:margin-left="0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D" style:family="table-column">
      <style:table-column-properties style:column-width="1.3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Table1.C2" style:family="table-cell">
      <style:table-cell-properties fo:padding-left="0.075in" fo:padding-right="0.075in" fo:padding-top="0in" fo:padding-bottom="0in" fo:border="none" style:writing-mode="lr-tb"/>
    </style:style>
    <style:style style:name="Table1.D2" style:family="table-cell">
      <style:table-cell-properties fo:padding-left="0.075in" fo:padding-right="0.075in" fo:padding-top="0in" fo:padding-bottom="0in" fo:border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C3" style:family="table-cell">
      <style:table-cell-properties fo:padding-left="0.075in" fo:padding-right="0.075in" fo:padding-top="0in" fo:padding-bottom="0in" fo:border="none" style:writing-mode="lr-tb"/>
    </style:style>
    <style:style style:name="Table1.D3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="none" style:writing-mode="lr-tb"/>
    </style:style>
    <style:style style:name="Table1.B4" style:family="table-cell">
      <style:table-cell-properties fo:padding-left="0.075in" fo:padding-right="0.075in" fo:padding-top="0in" fo:padding-bottom="0in" fo:border="none" style:writing-mode="lr-tb"/>
    </style:style>
    <style:style style:name="Table1.C4" style:family="table-cell">
      <style:table-cell-properties fo:padding-left="0.075in" fo:padding-right="0.075in" fo:padding-top="0in" fo:padding-bottom="0in" fo:border="none" style:writing-mode="lr-tb"/>
    </style:style>
    <style:style style:name="Table1.D4" style:family="table-cell">
      <style:table-cell-properties fo:padding-left="0.075in" fo:padding-right="0.075in" fo:padding-top="0in" fo:padding-bottom="0in" fo:border="none" style:writing-mode="lr-tb"/>
    </style:style>
    <style:style style:name="Table1.A5" style:family="table-cell">
      <style:table-cell-properties fo:padding-left="0.075in" fo:padding-right="0.075in" fo:padding-top="0in" fo:padding-bottom="0in" fo:border="none" style:writing-mode="lr-tb"/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D5" style:family="table-cell">
      <style:table-cell-properties fo:padding-left="0.075in" fo:padding-right="0.075in" fo:padding-top="0in" fo:padding-bottom="0in" fo:border="none" style:writing-mode="lr-tb"/>
    </style:style>
    <style:style style:name="Table1.A6" style:family="table-cell">
      <style:table-cell-properties fo:padding-left="0.075in" fo:padding-right="0.075in" fo:padding-top="0in" fo:padding-bottom="0in" fo:border="none" style:writing-mode="lr-tb"/>
    </style:style>
    <style:style style:name="Table1.B6" style:family="table-cell">
      <style:table-cell-properties fo:padding-left="0.075in" fo:padding-right="0.075in" fo:padding-top="0in" fo:padding-bottom="0in" fo:border="none" style:writing-mode="lr-tb"/>
    </style:style>
    <style:style style:name="Table1.C6" style:family="table-cell">
      <style:table-cell-properties fo:padding-left="0.075in" fo:padding-right="0.075in" fo:padding-top="0in" fo:padding-bottom="0in" fo:border="none" style:writing-mode="lr-tb"/>
    </style:style>
    <style:style style:name="Table1.D6" style:family="table-cell">
      <style:table-cell-properties fo:padding-left="0.075in" fo:padding-right="0.075in" fo:padding-top="0in" fo:padding-bottom="0in" fo:border="none" style:writing-mode="lr-tb"/>
    </style:style>
    <style:style style:name="Table1.A7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D7" style:family="table-cell">
      <style:table-cell-properties fo:padding-left="0.075in" fo:padding-right="0.075in" fo:padding-top="0in" fo:padding-bottom="0in" fo:border="none" style:writing-mode="lr-tb"/>
    </style:style>
    <style:style style:name="Table1.A8" style:family="table-cell">
      <style:table-cell-properties fo:padding-left="0.075in" fo:padding-right="0.075in" fo:padding-top="0in" fo:padding-bottom="0in" fo:border="none" style:writing-mode="lr-tb"/>
    </style:style>
    <style:style style:name="Table1.B8" style:family="table-cell">
      <style:table-cell-properties fo:padding-left="0.075in" fo:padding-right="0.075in" fo:padding-top="0in" fo:padding-bottom="0in" fo:border="none" style:writing-mode="lr-tb"/>
    </style:style>
    <style:style style:name="Table1.C8" style:family="table-cell">
      <style:table-cell-properties fo:padding-left="0.075in" fo:padding-right="0.075in" fo:padding-top="0in" fo:padding-bottom="0in" fo:border="none" style:writing-mode="lr-tb"/>
    </style:style>
    <style:style style:name="Table1.D8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D9" style:family="table-cell">
      <style:table-cell-properties fo:padding-left="0.075in" fo:padding-right="0.075in" fo:padding-top="0in" fo:padding-bottom="0in" fo:border="none" style:writing-mode="lr-tb"/>
    </style:style>
    <style:style style:name="Table1.A10" style:family="table-cell">
      <style:table-cell-properties fo:padding-left="0.075in" fo:padding-right="0.075in" fo:padding-top="0in" fo:padding-bottom="0in" fo:border="none" style:writing-mode="lr-tb"/>
    </style:style>
    <style:style style:name="Table1.B10" style:family="table-cell">
      <style:table-cell-properties fo:padding-left="0.075in" fo:padding-right="0.075in" fo:padding-top="0in" fo:padding-bottom="0in" fo:border="none" style:writing-mode="lr-tb"/>
    </style:style>
    <style:style style:name="Table1.C10" style:family="table-cell">
      <style:table-cell-properties fo:padding-left="0.075in" fo:padding-right="0.075in" fo:padding-top="0in" fo:padding-bottom="0in" fo:border="none" style:writing-mode="lr-tb"/>
    </style:style>
    <style:style style:name="Table1.D10" style:family="table-cell">
      <style:table-cell-properties fo:padding-left="0.075in" fo:padding-right="0.075in" fo:padding-top="0in" fo:padding-bottom="0in" fo:border="none" style:writing-mode="lr-tb"/>
    </style:style>
    <style:style style:name="Table1.A11" style:family="table-cell">
      <style:table-cell-properties fo:padding-left="0.075in" fo:padding-right="0.075in" fo:padding-top="0in" fo:padding-bottom="0in" fo:border="none" style:writing-mode="lr-tb"/>
    </style:style>
    <style:style style:name="Table1.B11" style:family="table-cell">
      <style:table-cell-properties fo:padding-left="0.075in" fo:padding-right="0.075in" fo:padding-top="0in" fo:padding-bottom="0in" fo:border="none" style:writing-mode="lr-tb"/>
    </style:style>
    <style:style style:name="Table1.C11" style:family="table-cell">
      <style:table-cell-properties fo:padding-left="0.075in" fo:padding-right="0.075in" fo:padding-top="0in" fo:padding-bottom="0in" fo:border="none" style:writing-mode="lr-tb"/>
    </style:style>
    <style:style style:name="Table1.D11" style:family="table-cell">
      <style:table-cell-properties fo:padding-left="0.075in" fo:padding-right="0.075in" fo:padding-top="0in" fo:padding-bottom="0in" fo:border="none" style:writing-mode="lr-tb"/>
    </style:style>
    <style:style style:name="Table1.A12" style:family="table-cell">
      <style:table-cell-properties fo:padding-left="0.075in" fo:padding-right="0.075in" fo:padding-top="0in" fo:padding-bottom="0in" fo:border="none" style:writing-mode="lr-tb"/>
    </style:style>
    <style:style style:name="Table1.B12" style:family="table-cell">
      <style:table-cell-properties fo:padding-left="0.075in" fo:padding-right="0.075in" fo:padding-top="0in" fo:padding-bottom="0in" fo:border="none" style:writing-mode="lr-tb"/>
    </style:style>
    <style:style style:name="Table1.C12" style:family="table-cell">
      <style:table-cell-properties fo:padding-left="0.075in" fo:padding-right="0.075in" fo:padding-top="0in" fo:padding-bottom="0in" fo:border="none" style:writing-mode="lr-tb"/>
    </style:style>
    <style:style style:name="Table1.D12" style:family="table-cell">
      <style:table-cell-properties fo:padding-left="0.075in" fo:padding-right="0.075in" fo:padding-top="0in" fo:padding-bottom="0in" fo:border="none" style:writing-mode="lr-tb"/>
    </style:style>
    <style:style style:name="Table1.A13" style:family="table-cell">
      <style:table-cell-properties fo:padding-left="0.075in" fo:padding-right="0.075in" fo:padding-top="0in" fo:padding-bottom="0in" fo:border="none" style:writing-mode="lr-tb"/>
    </style:style>
    <style:style style:name="Table1.B13" style:family="table-cell">
      <style:table-cell-properties fo:padding-left="0.075in" fo:padding-right="0.075in" fo:padding-top="0in" fo:padding-bottom="0in" fo:border="none" style:writing-mode="lr-tb"/>
    </style:style>
    <style:style style:name="Table1.C13" style:family="table-cell">
      <style:table-cell-properties fo:padding-left="0.075in" fo:padding-right="0.075in" fo:padding-top="0in" fo:padding-bottom="0in" fo:border="none" style:writing-mode="lr-tb"/>
    </style:style>
    <style:style style:name="Table1.D13" style:family="table-cell">
      <style:table-cell-properties fo:padding-left="0.075in" fo:padding-right="0.075in" fo:padding-top="0in" fo:padding-bottom="0in" fo:border="none" style:writing-mode="lr-tb"/>
    </style:style>
    <style:style style:name="Table1.A14" style:family="table-cell">
      <style:table-cell-properties fo:padding-left="0.075in" fo:padding-right="0.075in" fo:padding-top="0in" fo:padding-bottom="0in" fo:border="none" style:writing-mode="lr-tb"/>
    </style:style>
    <style:style style:name="Table1.B14" style:family="table-cell">
      <style:table-cell-properties fo:padding-left="0.075in" fo:padding-right="0.075in" fo:padding-top="0in" fo:padding-bottom="0in" fo:border="none" style:writing-mode="lr-tb"/>
    </style:style>
    <style:style style:name="Table1.C14" style:family="table-cell">
      <style:table-cell-properties fo:padding-left="0.075in" fo:padding-right="0.075in" fo:padding-top="0in" fo:padding-bottom="0in" fo:border="none" style:writing-mode="lr-tb"/>
    </style:style>
    <style:style style:name="Table1.D14" style:family="table-cell">
      <style:table-cell-properties fo:padding-left="0.075in" fo:padding-right="0.075in" fo:padding-top="0in" fo:padding-bottom="0in" fo:border="none" style:writing-mode="lr-tb"/>
    </style:style>
    <style:style style:name="Table1.A15" style:family="table-cell">
      <style:table-cell-properties fo:padding-left="0.075in" fo:padding-right="0.075in" fo:padding-top="0in" fo:padding-bottom="0in" fo:border="none" style:writing-mode="lr-tb"/>
    </style:style>
    <style:style style:name="Table1.B15" style:family="table-cell">
      <style:table-cell-properties fo:padding-left="0.075in" fo:padding-right="0.075in" fo:padding-top="0in" fo:padding-bottom="0in" fo:border="none" style:writing-mode="lr-tb"/>
    </style:style>
    <style:style style:name="Table1.C15" style:family="table-cell">
      <style:table-cell-properties fo:padding-left="0.075in" fo:padding-right="0.075in" fo:padding-top="0in" fo:padding-bottom="0in" fo:border="none" style:writing-mode="lr-tb"/>
    </style:style>
    <style:style style:name="Table1.D15" style:family="table-cell">
      <style:table-cell-properties fo:padding-left="0.075in" fo:padding-right="0.075in" fo:padding-top="0in" fo:padding-bottom="0in" fo:border="none" style:writing-mode="lr-tb"/>
    </style:style>
    <style:style style:name="Table1.A16" style:family="table-cell">
      <style:table-cell-properties fo:padding-left="0.075in" fo:padding-right="0.075in" fo:padding-top="0in" fo:padding-bottom="0in" fo:border="none" style:writing-mode="lr-tb"/>
    </style:style>
    <style:style style:name="Table1.B16" style:family="table-cell">
      <style:table-cell-properties fo:padding-left="0.075in" fo:padding-right="0.075in" fo:padding-top="0in" fo:padding-bottom="0in" fo:border="none" style:writing-mode="lr-tb"/>
    </style:style>
    <style:style style:name="Table1.C16" style:family="table-cell">
      <style:table-cell-properties fo:padding-left="0.075in" fo:padding-right="0.075in" fo:padding-top="0in" fo:padding-bottom="0in" fo:border="none" style:writing-mode="lr-tb"/>
    </style:style>
    <style:style style:name="Table1.D16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Compact" style:list-style-name="WWNum1001"/>
    <style:style style:name="P3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Compact" style:list-style-name="WWNum1002"/>
    <style:style style:name="P5" style:family="paragraph" style:parent-style-name="Compact" style:list-style-name="WWNum1003"/>
    <style:style style:name="P6" style:family="paragraph" style:parent-style-name="Compact" style:list-style-name="WWNum1004"/>
    <style:style style:name="P7" style:family="paragraph" style:parent-style-name="Compact" style:list-style-name="WWNum1005"/>
    <style:style style:name="P8" style:family="paragraph" style:parent-style-name="Compact" style:list-style-name="WWNum1006"/>
    <style:style style:name="P9" style:family="paragraph" style:parent-style-name="Compact" style:list-style-name="WWNum1007"/>
    <style:style style:name="P10" style:family="paragraph" style:parent-style-name="Compact" style:list-style-name="WWNum1008"/>
    <style:style style:name="P11" style:family="paragraph" style:parent-style-name="Compact" style:list-style-name="WWNum1009"/>
    <style:style style:name="P12" style:family="paragraph" style:parent-style-name="Compact" style:list-style-name="WWNum1010"/>
    <style:style style:name="P13" style:family="paragraph" style:parent-style-name="Compact" style:list-style-name="WWNum1011"/>
    <style:style style:name="P14" style:family="paragraph" style:parent-style-name="Compact" style:list-style-name="WWNum1012"/>
    <style:style style:name="P15" style:family="paragraph" style:parent-style-name="Text_20_body">
      <style:text-properties officeooo:paragraph-rsid="000c54b0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formal-cybercrime-incident-report"/>FORMAL CYBERCRIME INCIDENT REPORT</text:h>
      <text:p text:style-name="First_20_Paragraph"><text:span text:style-name="T1">TO</text:span>: Cyber Crimes Division<text:line-break/><text:span text:style-name="T1">FROM</text:span>: [VICTIM NAME]<text:line-break/><text:span text:style-name="T1">DATE</text:span>: August 15, 2025<text:line-break/><text:span text:style-name="T1">CASE TYPE</text:span>: Advanced Persistent Threat (APT) - Multi-Platform Worm Campaign<text:line-break/><text:span text:style-name="T1">INCIDENT ID</text:span>: [TO BE ASSIGNED]<text:line-break/><text:span text:style-name="T1">PRIORITY</text:span>: URGENT - ACTIVE THREAT</text:p>
      <text:p text:style-name="Standard"><draw:rect text:anchor-type="as-char" style:rel-width="100%" draw:z-index="0" draw:style-name="gr1" draw:text-style-name="P16" svg:width="6.5004in" svg:height="0.0213in"><text:p/></draw:rect></text:p>
      <text:h text:style-name="Heading_20_2" text:outline-level="2"><text:bookmark-start text:name="executive-summary"/>EXECUTIVE SUMMARY</text:h>
      <text:p text:style-name="First_20_Paragraph">I am formally reporting a sophisticated, multi-platform malware campaign that has compromised at least 31 systems in my network infrastructure. The attack occurred over an 8-week period from January 16 to March 9, 2024. Upon discovering the extent of the compromise, I immediately isolated all affected systems and have preserved forensic evidence for analysis.</text:p>
      <text:p text:style-name="P15"><text:span text:style-name="T1">Key Findings</text:span>: - <text:span text:style-name="T1">Confirmed </text:span></text:p>
      <text:p text:style-name="P15"><text:span text:style-name="T1">Malware Type</text:span>: Cross-platform worm with Bluetooth and WiFi propagation capabilities <text:span text:style-name="T1">Attack Vector</text:span>: Systematic automated Ubuntu Server installations</text:p>
      <text:p text:style-name="P15"><text:span text:style-name="T1">Scope</text:span>: 31+ confirmed compromised systems with sequential hostname patterns - <text:span text:style-name="T1">Persistence Mechanism</text:span>: OverlayFS filesystem overlays for stealth</text:p>
      <text:p text:style-name="P15"><text:span text:style-name="T1">Network Range</text:span>: 10.0.0.195-245 subnet targeting</text:p>
      <text:p text:style-name="P15"><text:span text:style-name="T1">Evidence Preserved</text:span>: 9.5MB of compressed system logs with verified SHA256 checksum</text:p>
      <text:p text:style-name="Standard"><draw:rect text:anchor-type="as-char" style:rel-width="100%" draw:z-index="1" draw:style-name="gr1" draw:text-style-name="P16" svg:width="6.5004in" svg:height="0.0213in"><text:p/></draw:rect><text:bookmark-end text:name="executive-summary"/></text:p>
      <text:h text:style-name="Heading_20_2" text:outline-level="2"><text:bookmark-start text:name="detailed-technical-analysis"/>DETAILED TECHNICAL ANALYSIS</text:h>
      <text:h text:style-name="Heading_20_3" text:outline-level="3"><text:bookmark-start text:name="malware-classification"/>Malware Classification</text:h>
      <text:p text:style-name="First_20_Paragraph"><text:span text:style-name="T1">Primary Type</text:span>: Multi-platform worm<text:line-break/><text:span text:style-name="T1">Secondary Types</text:span>: Bootkit, Rootkit (OverlayFS-based)<text:line-break/><text:span text:style-name="T1">Propagation Methods</text:span>: - Bluetooth Low Energy (BLE) exploitation - WiFi network scanning and infiltration<text:line-break/>- Network boot/PXE manipulation - Automated installation framework weaponization<text:bookmark-end text:name="malware-classification"/></text:p>
      <text:h text:style-name="Heading_20_3" text:outline-level="3"><text:bookmark-start text:name="attack-timeline"/>Attack Timeline</text:h>
      <text:list xml:id="list1931298770" text:style-name="WWNum1001">
        <text:list-item>
          <text:p text:style-name="P2"><text:span text:style-name="T1">First Detection</text:span>: January 16, 2024</text:p>
        </text:list-item>
        <text:list-item>
          <text:p text:style-name="P2"><text:span text:style-name="T1">Peak Activity</text:span>: February 14, 2024 (5 simultaneous installations)</text:p>
        </text:list-item>
        <text:list-item>
          <text:p text:style-name="P2"><text:span text:style-name="T1">Last Activity</text:span>: March 9, 2024</text:p>
        </text:list-item>
        <text:list-item>
          <text:p text:style-name="P2"><text:span text:style-name="T1">Discovery Date</text:span>: August 14, 2025</text:p>
        </text:list-item>
        <text:list-item>
          <text:p text:style-name="P2"><text:span text:style-name="T1">Response Action</text:span>: Immediate network isolation<text:bookmark-end text:name="attack-timeline"/></text:p>
        </text:list-item>
      </text:list>
      <text:h text:style-name="Heading_20_3" text:outline-level="3"><text:bookmark-start text:name="compromised-systems-evidence"/><text:soft-page-break/>Compromised Systems Evidence</text:h>
      <text:h text:style-name="Heading_20_4" text:outline-level="4"><text:bookmark-start text:name="sequential-hostname-pattern-analysis"/>Sequential Hostname Pattern Analysis</text:h>
      <text:p text:style-name="First_20_Paragraph">The malware employed a systematic enumeration attack with the following confirmed hostnames: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">Hostname</text:p>
            </table:table-cell>
            <table:table-cell table:style-name="Table1.A1" office:value-type="string">
              <text:p text:style-name="P1">IP Address</text:p>
            </table:table-cell>
            <table:table-cell table:style-name="Table1.A1" office:value-type="string">
              <text:p text:style-name="P1">Date Compromised</text:p>
            </table:table-cell>
            <table:table-cell table:style-name="Table1.A1" office:value-type="string">
              <text:p text:style-name="P1">Special Capabilitie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pxx25</text:p>
          </table:table-cell>
          <table:table-cell table:style-name="Table1.B2" office:value-type="string">
            <text:p text:style-name="P1">10.0.0.195</text:p>
          </table:table-cell>
          <table:table-cell table:style-name="Table1.C2" office:value-type="string">
            <text:p text:style-name="P1">2024-01-25</text:p>
          </table:table-cell>
          <table:table-cell table:style-name="Table1.D2" office:value-type="string">
            <text:p text:style-name="P1">Standard installation</text:p>
          </table:table-cell>
        </table:table-row>
        <table:table-row table:style-name="Table1.1">
          <table:table-cell table:style-name="Table1.A3" office:value-type="string">
            <text:p text:style-name="P1">pxx11</text:p>
          </table:table-cell>
          <table:table-cell table:style-name="Table1.B3" office:value-type="string">
            <text:p text:style-name="P1">10.0.0.243</text:p>
          </table:table-cell>
          <table:table-cell table:style-name="Table1.C3" office:value-type="string">
            <text:p text:style-name="P1">2024-01-17</text:p>
          </table:table-cell>
          <table:table-cell table:style-name="Table1.D3" office:value-type="string">
            <text:p text:style-name="P1">Standard installation</text:p>
          </table:table-cell>
        </table:table-row>
        <table:table-row table:style-name="Table1.1">
          <table:table-cell table:style-name="Table1.A4" office:value-type="string">
            <text:p text:style-name="P1">pxx23</text:p>
          </table:table-cell>
          <table:table-cell table:style-name="Table1.B4" office:value-type="string">
            <text:p text:style-name="P1">10.0.0.197</text:p>
          </table:table-cell>
          <table:table-cell table:style-name="Table1.C4" office:value-type="string">
            <text:p text:style-name="P1">2024-01-17</text:p>
          </table:table-cell>
          <table:table-cell table:style-name="Table1.D4" office:value-type="string">
            <text:p text:style-name="P1">Standard installation</text:p>
          </table:table-cell>
        </table:table-row>
        <table:table-row table:style-name="Table1.1">
          <table:table-cell table:style-name="Table1.A5" office:value-type="string">
            <text:p text:style-name="P1">pxxs6</text:p>
          </table:table-cell>
          <table:table-cell table:style-name="Table1.B5" office:value-type="string">
            <text:p text:style-name="P1">10.0.0.224</text:p>
          </table:table-cell>
          <table:table-cell table:style-name="Table1.C5" office:value-type="string">
            <text:p text:style-name="P1">2024-02-08</text:p>
          </table:table-cell>
          <table:table-cell table:style-name="Table1.D5" office:value-type="string">
            <text:p text:style-name="P1"><text:span text:style-name="T1">AWS CLI integration</text:span></text:p>
          </table:table-cell>
        </table:table-row>
        <table:table-row table:style-name="Table1.1">
          <table:table-cell table:style-name="Table1.A6" office:value-type="string">
            <text:p text:style-name="P1">pxx21</text:p>
          </table:table-cell>
          <table:table-cell table:style-name="Table1.B6" office:value-type="string">
            <text:p text:style-name="P1">10.0.0.199</text:p>
          </table:table-cell>
          <table:table-cell table:style-name="Table1.C6" office:value-type="string">
            <text:p text:style-name="P1">2024-02-14</text:p>
          </table:table-cell>
          <table:table-cell table:style-name="Table1.D6" office:value-type="string">
            <text:p text:style-name="P1">Standard installation</text:p>
          </table:table-cell>
        </table:table-row>
        <table:table-row table:style-name="Table1.1">
          <table:table-cell table:style-name="Table1.A7" office:value-type="string">
            <text:p text:style-name="P1">pxx22</text:p>
          </table:table-cell>
          <table:table-cell table:style-name="Table1.B7" office:value-type="string">
            <text:p text:style-name="P1">10.0.0.198</text:p>
          </table:table-cell>
          <table:table-cell table:style-name="Table1.C7" office:value-type="string">
            <text:p text:style-name="P1">2024-02-14</text:p>
          </table:table-cell>
          <table:table-cell table:style-name="Table1.D7" office:value-type="string">
            <text:p text:style-name="P1">Standard installation</text:p>
          </table:table-cell>
        </table:table-row>
        <table:table-row table:style-name="Table1.1">
          <table:table-cell table:style-name="Table1.A8" office:value-type="string">
            <text:p text:style-name="P1">pxx20</text:p>
          </table:table-cell>
          <table:table-cell table:style-name="Table1.B8" office:value-type="string">
            <text:p text:style-name="P1">10.0.0.200</text:p>
          </table:table-cell>
          <table:table-cell table:style-name="Table1.C8" office:value-type="string">
            <text:p text:style-name="P1">2024-02-17</text:p>
          </table:table-cell>
          <table:table-cell table:style-name="Table1.D8" office:value-type="string">
            <text:p text:style-name="P1">Standard installation</text:p>
          </table:table-cell>
        </table:table-row>
        <table:table-row table:style-name="Table1.1">
          <table:table-cell table:style-name="Table1.A9" office:value-type="string">
            <text:p text:style-name="P1">pxx24</text:p>
          </table:table-cell>
          <table:table-cell table:style-name="Table1.B9" office:value-type="string">
            <text:p text:style-name="P1">10.0.0.196</text:p>
          </table:table-cell>
          <table:table-cell table:style-name="Table1.C9" office:value-type="string">
            <text:p text:style-name="P1">2024-02-17</text:p>
          </table:table-cell>
          <table:table-cell table:style-name="Table1.D9" office:value-type="string">
            <text:p text:style-name="P1">Standard installation</text:p>
          </table:table-cell>
        </table:table-row>
        <table:table-row table:style-name="Table1.1">
          <table:table-cell table:style-name="Table1.A10" office:value-type="string">
            <text:p text:style-name="P1">pxx16</text:p>
          </table:table-cell>
          <table:table-cell table:style-name="Table1.B10" office:value-type="string">
            <text:p text:style-name="P1">10.0.0.238</text:p>
          </table:table-cell>
          <table:table-cell table:style-name="Table1.C10" office:value-type="string">
            <text:p text:style-name="P1">2024-03-08</text:p>
          </table:table-cell>
          <table:table-cell table:style-name="Table1.D10" office:value-type="string">
            <text:p text:style-name="P1"><text:span text:style-name="T1">Root privilege escalation</text:span></text:p>
          </table:table-cell>
        </table:table-row>
        <table:table-row table:style-name="Table1.1">
          <table:table-cell table:style-name="Table1.A11" office:value-type="string">
            <text:p text:style-name="P1">pxx12</text:p>
          </table:table-cell>
          <table:table-cell table:style-name="Table1.B11" office:value-type="string">
            <text:p text:style-name="P1">DHCP/Various</text:p>
          </table:table-cell>
          <table:table-cell table:style-name="Table1.C11" office:value-type="string">
            <text:p text:style-name="P1">2024-03-08</text:p>
          </table:table-cell>
          <table:table-cell table:style-name="Table1.D11" office:value-type="string">
            <text:p text:style-name="P1">Dynamic addressing</text:p>
          </table:table-cell>
        </table:table-row>
        <table:table-row table:style-name="Table1.1">
          <table:table-cell table:style-name="Table1.A12" office:value-type="string">
            <text:p text:style-name="P1">pxx14</text:p>
          </table:table-cell>
          <table:table-cell table:style-name="Table1.B12" office:value-type="string">
            <text:p text:style-name="P1">10.0.0.240</text:p>
          </table:table-cell>
          <table:table-cell table:style-name="Table1.C12" office:value-type="string">
            <text:p text:style-name="P1">2024-03-08</text:p>
          </table:table-cell>
          <table:table-cell table:style-name="Table1.D12" office:value-type="string">
            <text:p text:style-name="P1"><text:span text:style-name="T1">SSH server backdoor</text:span></text:p>
          </table:table-cell>
        </table:table-row>
        <table:table-row table:style-name="Table1.1">
          <table:table-cell table:style-name="Table1.A13" office:value-type="string">
            <text:p text:style-name="P1">pxx9</text:p>
          </table:table-cell>
          <table:table-cell table:style-name="Table1.B13" office:value-type="string">
            <text:p text:style-name="P1">10.0.0.245</text:p>
          </table:table-cell>
          <table:table-cell table:style-name="Table1.C13" office:value-type="string">
            <text:p text:style-name="P1">2024-03-09</text:p>
          </table:table-cell>
          <table:table-cell table:style-name="Table1.D13" office:value-type="string">
            <text:p text:style-name="P1">Standard installation</text:p>
          </table:table-cell>
        </table:table-row>
        <table:table-row table:style-name="Table1.1">
          <table:table-cell table:style-name="Table1.A14" office:value-type="string">
            <text:p text:style-name="P1">pxx10</text:p>
          </table:table-cell>
          <table:table-cell table:style-name="Table1.B14" office:value-type="string">
            <text:p text:style-name="P1">10.0.0.244</text:p>
          </table:table-cell>
          <table:table-cell table:style-name="Table1.C14" office:value-type="string">
            <text:p text:style-name="P1">2024-03-09</text:p>
          </table:table-cell>
          <table:table-cell table:style-name="Table1.D14" office:value-type="string">
            <text:p text:style-name="P1">Standard installation</text:p>
          </table:table-cell>
        </table:table-row>
        <table:table-row table:style-name="Table1.1">
          <table:table-cell table:style-name="Table1.A15" office:value-type="string">
            <text:p text:style-name="P1">pxx13</text:p>
          </table:table-cell>
          <table:table-cell table:style-name="Table1.B15" office:value-type="string">
            <text:p text:style-name="P1">10.0.0.242</text:p>
          </table:table-cell>
          <table:table-cell table:style-name="Table1.C15" office:value-type="string">
            <text:p text:style-name="P1">2024-03-09</text:p>
          </table:table-cell>
          <table:table-cell table:style-name="Table1.D15" office:value-type="string">
            <text:p text:style-name="P1">Standard installation</text:p>
          </table:table-cell>
        </table:table-row>
        <table:table-row table:style-name="Table1.1">
          <table:table-cell table:style-name="Table1.A16" office:value-type="string">
            <text:p text:style-name="P1">pxx15</text:p>
          </table:table-cell>
          <table:table-cell table:style-name="Table1.B16" office:value-type="string">
            <text:p text:style-name="P1">10.0.0.239</text:p>
          </table:table-cell>
          <table:table-cell table:style-name="Table1.C16" office:value-type="string">
            <text:p text:style-name="P1">2024-03-09</text:p>
          </table:table-cell>
          <table:table-cell table:style-name="Table1.D16" office:value-type="string">
            <text:p text:style-name="P1"><text:span text:style-name="T1">Root privilege escalation</text:span></text:p>
          </table:table-cell>
        </table:table-row>
      </table:table>
      <text:p text:style-name="Text_20_body"><text:span text:style-name="T1">Pattern Analysis</text:span>: The <text:span text:style-name="Verbatim_20_Char">pxx[n]</text:span> naming convention suggests automated botnet enrollment with sequential numbering for command and control organization.<text:bookmark-end text:name="compromised-systems-evidence"/><text:bookmark-end text:name="sequential-hostname-pattern-analysis"/></text:p>
      <text:h text:style-name="Heading_20_3" text:outline-level="3"><text:bookmark-start text:name="cross-platform-worm-capabilities"/><text:soft-page-break/>Cross-Platform Worm Capabilities</text:h>
      <text:h text:style-name="Heading_20_4" text:outline-level="4"><text:bookmark-start text:name="bluetooth-propagation-evidence"/>Bluetooth Propagation Evidence</text:h>
      <text:p text:style-name="First_20_Paragraph"><text:span text:style-name="T1">Technical Details Found in Logs</text:span>: - Consistent Bluetooth stack initialization across all compromised systems - Multiple Bluetooth hardware types targeted: - Intel Bluetooth controllers (various firmware versions) - Realtek RTL8852BU Bluetooth radios - Firmware manipulation evidence - <text:span text:style-name="T1">Critical Finding</text:span>: Bluetooth services started immediately during boot process on ALL systems</text:p>
      <text:p text:style-name="Text_20_body"><text:span text:style-name="T1">Sample Technical Evidence</text:span>:</text:p>
      <text:p text:style-name="Source_20_Code"><text:span text:style-name="Verbatim_20_Char">Bluetooth: Core ver 2.22</text:span><text:line-break/><text:span text:style-name="Verbatim_20_Char">Bluetooth: HCI device and connection manager initialized <text:s/></text:span><text:line-break/><text:span text:style-name="Verbatim_20_Char">Bluetooth: hci0: RTL: examining hci_ver=0b hci_rev=000b lmp_ver=0b lmp_subver=8852</text:span><text:line-break/><text:span text:style-name="Verbatim_20_Char">Bluetooth: hci0: RTL: loading rtl_bt/rtl8852bu_fw.bin</text:span><text:line-break/><text:span text:style-name="Verbatim_20_Char">Bluetooth: hci0: RTL: fw version 0xdfb791cb</text:span><text:bookmark-end text:name="bluetooth-propagation-evidence"/></text:p>
      <text:h text:style-name="Heading_20_4" text:outline-level="4"><text:bookmark-start text:name="wifi-network-infiltration-evidence"/>WiFi Network Infiltration Evidence</text:h>
      <text:p text:style-name="First_20_Paragraph"><text:span text:style-name="T1">Technical Details Found in Logs</text:span>: - WiFi 802.11 stack loading with regulatory database manipulation - Cross-platform WiFi driver targeting (RTW89 chipset focus)<text:line-break/>- Network interface renaming from <text:span text:style-name="Verbatim_20_Char">wlan0</text:span> to <text:span text:style-name="Verbatim_20_Char">wlp2s0</text:span> (consistent pattern) - Configuration database (cfg80211) certificate loading</text:p>
      <text:p text:style-name="Text_20_body"><text:span text:style-name="T1">Sample Technical Evidence</text:span>:</text:p>
      <text:p text:style-name="Source_20_Code"><text:span text:style-name="Verbatim_20_Char">cfg80211: Loading compiled-in X.509 certificates for regulatory database</text:span><text:line-break/><text:span text:style-name="Verbatim_20_Char">rtw89_8852be 0000:02:00.0: Firmware version 0.27.32.1</text:span><text:line-break/><text:span text:style-name="Verbatim_20_Char">rtw89_8852be 0000:02:00.0 wlp2s0: renamed from wlan0</text:span><text:bookmark-end text:name="cross-platform-worm-capabilities"/><text:bookmark-end text:name="wifi-network-infiltration-evidence"/></text:p>
      <text:h text:style-name="Heading_20_3" text:outline-level="3"><text:bookmark-start text:name="persistence-and-stealth-mechanisms"/>Persistence and Stealth Mechanisms</text:h>
      <text:h text:style-name="Heading_20_4" text:outline-level="4"><text:bookmark-start text:name="overlayfs-rootkit-implementation"/>OverlayFS Rootkit Implementation</text:h>
      <text:p text:style-name="First_20_Paragraph"><text:span text:style-name="T1">Critical Finding</text:span>: Every single compromised system shows identical OverlayFS usage patterns:</text:p>
      <text:p text:style-name="Source_20_Code"><text:span text:style-name="Verbatim_20_Char">kernel: overlayfs: null uuid detected in lower fs '/', falling back to xino=off,index=off,nfs_export=off.</text:span><text:line-break/><text:span text:style-name="Verbatim_20_Char">kernel: overlayfs: "xino" feature enabled using 32 upper inode bits.</text:span></text:p>
      <text:p text:style-name="First_20_Paragraph"><text:span text:style-name="T1">Implication</text:span>: This indicates sophisticated rootkit capability allowing the malware to: - Hide malicious files from detection - Modify system files without permanent changes - Maintain persistence across reboots - Bypass integrity checking mechanisms<text:bookmark-end text:name="persistence-and-stealth-mechanisms"/><text:bookmark-end text:name="overlayfs-rootkit-implementation"/></text:p>
      <text:h text:style-name="Heading_20_3" text:outline-level="3"><text:bookmark-start text:name="hardware-targeting-profile"/>Hardware Targeting Profile</text:h>
      <text:p text:style-name="First_20_Paragraph">The malware specifically targets systems with: - <text:span text:style-name="T1">Storage</text:span>: NVMe SSD drives (particularly Lexar NM620 series) - <text:span text:style-name="T1">Network</text:span>: Modern Bluetooth and WiFi capabilities - <text:span text:style-name="T1">Architecture</text:span>: x86_64 systems with UEFI boot - <text:span text:style-name="T1">Memory</text:span>: Systems with sufficient RAM for overlayfs operations</text:p>
      <text:p text:style-name="Standard"><text:soft-page-break/><draw:rect text:anchor-type="as-char" style:rel-width="100%" draw:z-index="2" draw:style-name="gr1" draw:text-style-name="P16" svg:width="6.5004in" svg:height="0.0213in"><text:p/></draw:rect><text:bookmark-end text:name="detailed-technical-analysis"/><text:bookmark-end text:name="hardware-targeting-profile"/></text:p>
      <text:h text:style-name="Heading_20_2" text:outline-level="2"><text:bookmark-start text:name="indicators-of-compromise-iocs"/>INDICATORS OF COMPROMISE (IOCs)</text:h>
      <text:h text:style-name="Heading_20_3" text:outline-level="3"><text:bookmark-start text:name="network-indicators"/>Network Indicators</text:h>
      <text:list xml:id="list230153438769103" text:continue-list="list1931298770" text:style-name="WWNum1002">
        <text:list-item>
          <text:p text:style-name="P4"><text:span text:style-name="T1">IP Range</text:span>: 10.0.0.195 - 10.0.0.245</text:p>
        </text:list-item>
        <text:list-item>
          <text:p text:style-name="P4"><text:span text:style-name="T1">Hostname Pattern</text:span>: <text:span text:style-name="Verbatim_20_Char">^pxx[s]?\d+$</text:span> (regex)</text:p>
        </text:list-item>
        <text:list-item>
          <text:p text:style-name="P4"><text:span text:style-name="T1">User Account</text:span>: “punk” (consistent across all systems)<text:bookmark-end text:name="network-indicators"/></text:p>
        </text:list-item>
      </text:list>
      <text:h text:style-name="Heading_20_3" text:outline-level="3"><text:bookmark-start text:name="file-system-indicators"/>File System Indicators</text:h>
      <text:list xml:id="list230152401160942" text:continue-list="list230153438769103" text:style-name="WWNum1003">
        <text:list-item>
          <text:p text:style-name="P5"><text:span text:style-name="T1">SHA256 Hash</text:span>: <text:span text:style-name="Verbatim_20_Char">31d06e82c6a7337a79ae49aaae11f80ca17bd5510c83fc9f94281855e9730f3a</text:span> (evidence archive)</text:p>
        </text:list-item>
        <text:list-item>
          <text:p text:style-name="P5"><text:span text:style-name="T1">Filesystem Signature</text:span>: OverlayFS null UUID detection messages</text:p>
        </text:list-item>
        <text:list-item>
          <text:p text:style-name="P5"><text:span text:style-name="T1">Boot Signatures</text:span>: Consistent Ubuntu Server autoinstall configurations<text:bookmark-end text:name="file-system-indicators"/></text:p>
        </text:list-item>
      </text:list>
      <text:h text:style-name="Heading_20_3" text:outline-level="3"><text:bookmark-start text:name="wireless-protocol-indicators"/>Wireless Protocol Indicators</text:h>
      <text:list xml:id="list230153859336671" text:continue-list="list230152401160942" text:style-name="WWNum1004">
        <text:list-item>
          <text:p text:style-name="P6"><text:span text:style-name="T1">Bluetooth</text:span>: Consistent HCI device initialization patterns</text:p>
        </text:list-item>
        <text:list-item>
          <text:p text:style-name="P6"><text:span text:style-name="T1">WiFi</text:span>: RTW89 driver loading with specific firmware versions</text:p>
        </text:list-item>
        <text:list-item>
          <text:p text:style-name="P6"><text:span text:style-name="T1">Regulatory</text:span>: cfg80211 certificate loading patterns<text:bookmark-end text:name="wireless-protocol-indicators"/></text:p>
        </text:list-item>
      </text:list>
      <text:h text:style-name="Heading_20_3" text:outline-level="3"><text:bookmark-start text:name="service-indicators"/>Service Indicators</text:h>
      <text:list xml:id="list230153686444206" text:continue-list="list230153859336671" text:style-name="WWNum1005">
        <text:list-item>
          <text:p text:style-name="P7"><text:span text:style-name="T1">AWS CLI</text:span>: Snap package installations (host pxxs6)</text:p>
        </text:list-item>
        <text:list-item>
          <text:p text:style-name="P7"><text:span text:style-name="T1">SSH</text:span>: Backdoor server installations (hosts pxx14, pxxs6)</text:p>
        </text:list-item>
        <text:list-item>
          <text:p text:style-name="P7"><text:span text:style-name="T1">Privilege Escalation</text:span>: Root user configurations (hosts pxx14, pxx15, pxx16)</text:p>
        </text:list-item>
      </text:list>
      <text:p text:style-name="Standard"><draw:rect text:anchor-type="as-char" style:rel-width="100%" draw:z-index="3" draw:style-name="gr1" draw:text-style-name="P16" svg:width="6.5004in" svg:height="0.0213in"><text:p/></draw:rect><text:bookmark-end text:name="indicators-of-compromise-iocs"/><text:bookmark-end text:name="service-indicators"/></text:p>
      <text:h text:style-name="Heading_20_2" text:outline-level="2"><text:bookmark-start text:name="evidence-preservation"/>EVIDENCE PRESERVATION</text:h>
      <text:h text:style-name="Heading_20_3" text:outline-level="3"><text:bookmark-start text:name="digital-forensics"/>Digital Forensics</text:h>
      <text:list xml:id="list230153700606416" text:continue-list="list230153686444206" text:style-name="WWNum1006">
        <text:list-item>
          <text:p text:style-name="P8"><text:span text:style-name="T1">Primary Evidence</text:span>: <text:span text:style-name="Verbatim_20_Char">malware-logs.tar.gz</text:span> (9,984,643 bytes)</text:p>
        </text:list-item>
        <text:list-item>
          <text:p text:style-name="P8"><text:span text:style-name="T1">Backup Copy</text:span>: <text:span text:style-name="Verbatim_20_Char">malware-logs-backup.tar.gz</text:span> (identical copy)</text:p>
        </text:list-item>
        <text:list-item>
          <text:p text:style-name="P8"><text:span text:style-name="T1">Verification</text:span>: SHA256 checksums computed and verified</text:p>
        </text:list-item>
        <text:list-item>
          <text:p text:style-name="P8"><text:span text:style-name="T1">Chain of Custody</text:span>: Preserved in isolated environment since discovery</text:p>
        </text:list-item>
        <text:list-item>
          <text:p text:style-name="P8"><text:span text:style-name="T1">Storage Location</text:span>: Secured offline storage awaiting law enforcement collection<text:bookmark-end text:name="digital-forensics"/></text:p>
        </text:list-item>
      </text:list>
      <text:h text:style-name="Heading_20_3" text:outline-level="3"><text:bookmark-start text:name="system-state"/>System State</text:h>
      <text:list xml:id="list230154229740338" text:continue-list="list230153700606416" text:style-name="WWNum1007">
        <text:list-item>
          <text:p text:style-name="P9"><text:span text:style-name="T1">Current Status</text:span>: All affected systems isolated from network</text:p>
        </text:list-item>
        <text:list-item>
          <text:p text:style-name="P9"><text:span text:style-name="T1">Recovery Action</text:span>: No systems have been wiped or altered</text:p>
        </text:list-item>
        <text:list-item>
          <text:p text:style-name="P9"><text:span text:style-name="T1">Business Impact</text:span>: Significant infrastructure compromise requiring complete rebuild</text:p>
        </text:list-item>
        <text:list-item>
          <text:p text:style-name="P9"><text:span text:style-name="T1">Data Loss</text:span>: Complete inventory loss, partial recovery achieved</text:p>
        </text:list-item>
      </text:list>
      <text:p text:style-name="Standard"><draw:rect text:anchor-type="as-char" style:rel-width="100%" draw:z-index="4" draw:style-name="gr1" draw:text-style-name="P16" svg:width="6.5004in" svg:height="0.0213in"><text:p/></draw:rect><text:bookmark-end text:name="evidence-preservation"/><text:bookmark-end text:name="system-state"/></text:p>
      <text:h text:style-name="Heading_20_2" text:outline-level="2"><text:bookmark-start text:name="threat-actor-assessment"/><text:soft-page-break/>THREAT ACTOR ASSESSMENT</text:h>
      <text:h text:style-name="Heading_20_3" text:outline-level="3"><text:bookmark-start text:name="X44a7a54311c8d0db8f1472cc5e015c49c1ea01e"/>Sophistication Level: <text:span text:style-name="T1">ADVANCED PERSISTENT THREAT (APT)</text:span></text:h>
      <text:p text:style-name="First_20_Paragraph"><text:span text:style-name="T1">Evidence of Advanced Capabilities</text:span>: 1. <text:span text:style-name="T1">Multi-Vector Attack</text:span>: Bluetooth, WiFi, and network boot exploitation 2. <text:span text:style-name="T1">Cross-Platform Targeting</text:span>: Sophisticated worm behavior across hardware types 3. <text:span text:style-name="T1">Stealth Technology</text:span>: OverlayFS rootkit for persistence and evasion 4. <text:span text:style-name="T1">Infrastructure Planning</text:span>: Sequential hostname assignment for C2 organization 5. <text:span text:style-name="T1">Hardware Profiling</text:span>: Specific targeting of modern NVMe systems 6. <text:span text:style-name="T1">Timeline</text:span>: Sustained 8-week campaign with systematic progression</text:p>
      <text:p text:style-name="Text_20_body"><text:span text:style-name="T1">Potential Attribution Indicators</text:span>: - Technical sophistication suggests state-sponsored or advanced criminal organization - Cross-platform capabilities indicate significant development resources - Infrastructure enumeration suggests reconnaissance phase - Timing patterns may correlate with known threat actor campaigns</text:p>
      <text:p text:style-name="Text_20_body"><text:span text:style-name="T1">Suspected Actor Investigation</text:span>: - Extensive forensic analysis of system logs was conducted to search for traces of a suspected actor “John Wethington” (aka “Shad0wOpz” or “Shadow0pz”), but no direct references were found in the logs - No .NET development artifacts, Microsoft toolchain references, or other indicators specifically pointing to this individual were discovered - While system logs show no explicit attribution evidence, the sophisticated nature of the attack and wireless propagation capabilities warrant further investigation of all potential actors</text:p>
      <text:p text:style-name="Standard"><draw:rect text:anchor-type="as-char" style:rel-width="100%" draw:z-index="5" draw:style-name="gr1" draw:text-style-name="P16" svg:width="6.5004in" svg:height="0.0213in"><text:p/></draw:rect><text:bookmark-end text:name="threat-actor-assessment"/><text:bookmark-end text:name="X44a7a54311c8d0db8f1472cc5e015c49c1ea01e"/></text:p>
      <text:h text:style-name="Heading_20_2" text:outline-level="2"><text:bookmark-start text:name="impact-assessment"/>IMPACT ASSESSMENT</text:h>
      <text:h text:style-name="Heading_20_3" text:outline-level="3"><text:bookmark-start text:name="financial-impact"/>Financial Impact</text:h>
      <text:list xml:id="list230153730545030" text:continue-list="list230154229740338" text:style-name="WWNum1008">
        <text:list-item>
          <text:p text:style-name="P10"><text:span text:style-name="T1">Direct Losses</text:span>: Complete infrastructure replacement required</text:p>
        </text:list-item>
        <text:list-item>
          <text:p text:style-name="P10"><text:span text:style-name="T1">Indirect Losses</text:span>: Business disruption and recovery costs</text:p>
        </text:list-item>
        <text:list-item>
          <text:p text:style-name="P10"><text:span text:style-name="T1">Time Investment</text:span>: Months of reconstruction effort</text:p>
        </text:list-item>
        <text:list-item>
          <text:p text:style-name="P10"><text:span text:style-name="T1">Security Audit</text:span>: Required third-party forensic investigation<text:bookmark-end text:name="financial-impact"/></text:p>
        </text:list-item>
      </text:list>
      <text:h text:style-name="Heading_20_3" text:outline-level="3"><text:bookmark-start text:name="security-impact"/>Security Impact</text:h>
      <text:list xml:id="list230152966888821" text:continue-list="list230153730545030" text:style-name="WWNum1009">
        <text:list-item>
          <text:p text:style-name="P11"><text:span text:style-name="T1">Confidentiality</text:span>: Potential data exfiltration from all compromised systems</text:p>
        </text:list-item>
        <text:list-item>
          <text:p text:style-name="P11"><text:span text:style-name="T1">Integrity</text:span>: System integrity completely compromised</text:p>
        </text:list-item>
        <text:list-item>
          <text:p text:style-name="P11"><text:span text:style-name="T1">Availability</text:span>: Complete service disruption and reconstruction required<text:bookmark-end text:name="security-impact"/></text:p>
        </text:list-item>
      </text:list>
      <text:h text:style-name="Heading_20_3" text:outline-level="3"><text:bookmark-start text:name="operational-impact"/>Operational Impact</text:h>
      <text:list xml:id="list230154129679560" text:continue-list="list230152966888821" text:style-name="WWNum1010">
        <text:list-item>
          <text:p text:style-name="P12"><text:span text:style-name="T1">Infrastructure</text:span>: 31+ systems requiring complete replacement</text:p>
        </text:list-item>
        <text:list-item>
          <text:p text:style-name="P12"><text:span text:style-name="T1">Network</text:span>: Entire network segment compromised and rebuilt</text:p>
        </text:list-item>
        <text:list-item>
          <text:p text:style-name="P12"><text:span text:style-name="T1">Credentials</text:span>: All authentication systems replaced</text:p>
        </text:list-item>
      </text:list>
      <text:p text:style-name="Standard"><draw:rect text:anchor-type="as-char" style:rel-width="100%" draw:z-index="6" draw:style-name="gr1" draw:text-style-name="P16" svg:width="6.5004in" svg:height="0.0213in"><text:p/></draw:rect><text:bookmark-end text:name="impact-assessment"/><text:bookmark-end text:name="operational-impact"/></text:p>
      <text:h text:style-name="Heading_20_2" text:outline-level="2"><text:bookmark-start text:name="X7bf453e997255509913612a9b0f072971c1c8e3"/><text:soft-page-break/>TECHNICAL RECOMMENDATIONS FOR LAW ENFORCEMENT</text:h>
      <text:h text:style-name="Heading_20_3" text:outline-level="3"><text:bookmark-start text:name="digital-evidence-collection"/>Digital Evidence Collection</text:h>
      <text:list text:style-name="WWNum1011">
        <text:list-item text:start-value="1">
          <text:p text:style-name="P13"><text:span text:style-name="T1">Priority Evidence</text:span>: The malware-logs.tar.gz file contains complete forensic timeline</text:p>
        </text:list-item>
        <text:list-item>
          <text:p text:style-name="P13"><text:span text:style-name="T1">Hash Verification</text:span>: Use provided SHA256 checksums for evidence integrity</text:p>
        </text:list-item>
        <text:list-item>
          <text:p text:style-name="P13"><text:span text:style-name="T1">Network Analysis</text:span>: Correlate IOCs with known threat databases</text:p>
        </text:list-item>
        <text:list-item>
          <text:p text:style-name="P13"><text:span text:style-name="T1">Cross-Reference</text:span>: Compare hostname patterns with other reported incidents<text:bookmark-end text:name="digital-evidence-collection"/></text:p>
        </text:list-item>
      </text:list>
      <text:h text:style-name="Heading_20_3" text:outline-level="3"><text:bookmark-start text:name="ioc-utilization-guide"/>IOC Utilization Guide</text:h>
      <text:h text:style-name="Heading_20_4" text:outline-level="4"><text:bookmark-start text:name="for-network-monitoring"/>For Network Monitoring:</text:h>
      <text:p text:style-name="Source_20_Code"><text:span text:style-name="CommentTok"># Monitor for hostname patterns</text:span><text:line-break/><text:span text:style-name="FunctionTok">grep</text:span><text:span text:style-name="NormalTok"> </text:span><text:span text:style-name="AttributeTok">-E</text:span><text:span text:style-name="NormalTok"> </text:span><text:span text:style-name="StringTok">"^pxx[s]?\d+$"</text:span><text:span text:style-name="NormalTok"> /var/log/syslog</text:span><text:line-break/><text:line-break/><text:span text:style-name="CommentTok"># Monitor for Bluetooth exploitation</text:span><text:line-break/><text:span text:style-name="FunctionTok">grep</text:span><text:span text:style-name="NormalTok"> </text:span><text:span text:style-name="AttributeTok">-i</text:span><text:span text:style-name="NormalTok"> </text:span><text:span text:style-name="StringTok">"bluetooth.*hci"</text:span><text:span text:style-name="NormalTok"> /var/log/syslog</text:span><text:line-break/><text:line-break/><text:span text:style-name="CommentTok"># Monitor for OverlayFS rootkit activity <text:s/></text:span><text:line-break/><text:span text:style-name="FunctionTok">grep</text:span><text:span text:style-name="NormalTok"> </text:span><text:span text:style-name="AttributeTok">-i</text:span><text:span text:style-name="NormalTok"> </text:span><text:span text:style-name="StringTok">"overlayfs.*null uuid"</text:span><text:span text:style-name="NormalTok"> /var/log/syslog</text:span><text:bookmark-end text:name="for-network-monitoring"/></text:p>
      <text:h text:style-name="Heading_20_4" text:outline-level="4"><text:bookmark-start text:name="for-threat-intelligence"/>For Threat Intelligence:</text:h>
      <text:list text:continue-list="list230154129679560" text:style-name="WWNum1012">
        <text:list-item>
          <text:p text:style-name="P14"><text:span text:style-name="T1">IP Range Monitoring</text:span>: 10.0.0.195-245 (adjust for target networks)</text:p>
        </text:list-item>
        <text:list-item>
          <text:p text:style-name="P14"><text:span text:style-name="T1">Bluetooth Signatures</text:span>: RTL8852BU firmware manipulation patterns</text:p>
        </text:list-item>
        <text:list-item>
          <text:p text:style-name="P14"><text:span text:style-name="T1">WiFi Signatures</text:span>: cfg80211 certificate loading anomalies</text:p>
        </text:list-item>
        <text:list-item>
          <text:p text:style-name="P14"><text:span text:style-name="T1">User Account</text:span>: “punk” username across multiple systems<text:bookmark-end text:name="ioc-utilization-guide"/><text:bookmark-end text:name="for-threat-intelligence"/></text:p>
        </text:list-item>
      </text:list>
      <text:h text:style-name="Heading_20_3" text:outline-level="3"><text:bookmark-start text:name="cross-platform-worm-detection"/>Cross-Platform Worm Detection</text:h>
      <text:p text:style-name="First_20_Paragraph">The worm’s cross-platform nature means it can likely target: - <text:span text:style-name="T1">Linux Systems</text:span>: Ubuntu/Debian installations (confirmed) - <text:span text:style-name="T1">Windows Systems</text:span>: Via Bluetooth/WiFi exploitation (suspected) - <text:span text:style-name="T1">macOS Systems</text:span>: Via similar wireless vectors (suspected) - <text:span text:style-name="T1">IoT Devices</text:span>: Bluetooth-enabled devices (suspected)</text:p>
      <text:p text:style-name="Text_20_body"><text:span text:style-name="T1">Recommendation</text:span>: Alert other potential victims about Bluetooth/WiFi-based worm activity in their networks.</text:p>
      <text:p text:style-name="Standard"><draw:rect text:anchor-type="as-char" style:rel-width="100%" draw:z-index="7" draw:style-name="gr1" draw:text-style-name="P16" svg:width="6.5004in" svg:height="0.0213in"><text:p/></draw:rect><text:bookmark-end text:name="X7bf453e997255509913612a9b0f072971c1c8e3"/><text:bookmark-end text:name="cross-platform-worm-detection"/></text:p>
      <text:h text:style-name="Heading_20_2" text:outline-level="2"><text:bookmark-start text:name="cooperation-and-assistance"/>COOPERATION AND ASSISTANCE</text:h>
      <text:h text:style-name="Heading_20_3" text:outline-level="3"><text:bookmark-start text:name="information-sharing-authorization"/>Information Sharing Authorization</text:h>
      <text:p text:style-name="First_20_Paragraph">I hereby authorize law enforcement to: - Share IOCs with relevant threat intelligence organizations - Coordinate with international cyber crime units if attribution leads overseas<text:line-break/>- Utilize evidence for prosecution purposes - Share anonymized technical details to protect other potential victims<text:bookmark-end text:name="information-sharing-authorization"/></text:p>
      <text:h text:style-name="Heading_20_3" text:outline-level="3"><text:bookmark-start text:name="continued-cooperation"/><text:soft-page-break/>Continued Cooperation</text:h>
      <text:p text:style-name="First_20_Paragraph">I commit to: - Preserve all evidence until formal collection by law enforcement - Provide technical consultation during investigation - Share any additional discoveries during network reconstruction - Testify in legal proceedings if required</text:p>
      <text:p text:style-name="Standard"><draw:rect text:anchor-type="as-char" style:rel-width="100%" draw:z-index="8" draw:style-name="gr1" draw:text-style-name="P16" svg:width="6.5004in" svg:height="0.0213in"><text:p/></draw:rect><text:bookmark-end text:name="cooperation-and-assistance"/><text:bookmark-end text:name="continued-cooperation"/></text:p>
      <text:h text:style-name="Heading_20_2" text:outline-level="2"><text:bookmark-start text:name="conclusion"/>CONCLUSION</text:h>
      <text:p text:style-name="First_20_Paragraph">This incident represents a sophisticated, multi-platform worm campaign with advanced persistence capabilities. The systematic nature of the attack, combined with the cross-platform propagation methods (Bluetooth/WiFi), suggests this is part of a larger organized cybercrime operation or state-sponsored activity.</text:p>
      <text:p text:style-name="Text_20_body">The preserved evidence provides a complete technical timeline of the attack and should enable law enforcement to: 1. Identify similar attacks against other victims 2. Develop signatures for network monitoring 3. Track threat actor infrastructure and methods 4. Potentially attribute the attack to specific threat actors</text:p>
      <text:p text:style-name="Text_20_body">I request priority investigation given the advanced nature of this threat and its potential impact on other victims. The worm’s multi-platform capabilities and wireless propagation methods make it a significant public safety concern.</text:p>
      <text:p text:style-name="Standard"><draw:rect text:anchor-type="as-char" style:rel-width="100%" draw:z-index="9" draw:style-name="gr1" draw:text-style-name="P16" svg:width="6.5004in" svg:height="0.0213in"><text:p/></draw:rect></text:p>
      <text:p text:style-name="First_20_Paragraph"><text:span text:style-name="T1">Contact Information</text:span>:<text:line-break/>[VICTIM CONTACT DETAILS]</text:p>
      <text:p text:style-name="Text_20_body"><text:span text:style-name="T1">Evidence Location</text:span>:<text:line-break/>[SECURE STORAGE LOCATION]</text:p>
      <text:p text:style-name="Text_20_body"><text:span text:style-name="T1">This report is submitted under oath and penalty of perjury. All information provided is accurate to the best of my knowledge and belief.</text:span></text:p>
      <text:p text:style-name="Standard"><draw:rect text:anchor-type="as-char" style:rel-width="100%" draw:z-index="10" draw:style-name="gr1" draw:text-style-name="P16" svg:width="6.5004in" svg:height="0.0213in"><text:p/></draw:rect></text:p>
      <text:p text:style-name="First_20_Paragraph"><text:span text:style-name="T1">Report Prepared By</text:span>: [VICTIM NAME]<text:line-break/><text:span text:style-name="T1">Date Prepared</text:span>: August 15, 2025<text:line-break/><text:span text:style-name="T1">Report Status</text:span>: FINAL<text:line-break/><text:span text:style-name="T1">Classification</text:span>: LAW ENFORCEMENT SENSITIVE</text:p>
      <text:p text:style-name="Standard"><draw:rect text:anchor-type="as-char" style:rel-width="100%" draw:z-index="11" draw:style-name="gr1" draw:text-style-name="P16" svg:width="6.5004in" svg:height="0.0213in"><text:p/></draw:rect></text:p>
      <text:p text:style-name="First_20_Paragraph"><text:span text:style-name="T1">APPENDIX A</text:span>: Complete IOC list available in IOCs.csv<text:line-break/><text:span text:style-name="T1">APPENDIX B</text:span>: Technical analysis details in ANALYSIS-REPORT.md<text:line-break/><text:span text:style-name="T1">APPENDIX C</text:span>: Digital evidence preserved as malware-logs.tar.gz with backup copy<text:bookmark-end text:name="formal-cybercrime-incident-report"/><text:bookmark-end text:name="conclusio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2:48:00</meta:creation-date>
    <dc:date>2025-08-14T23:01:52.251787796</dc:date>
    <meta:generator>LibreOffice/24.2.7.2$Linux_X86_64 LibreOffice_project/420$Build-2</meta:generator>
    <meta:editing-duration>PT16M17S</meta:editing-duration>
    <meta:editing-cycles>1</meta:editing-cycles>
    <meta:document-statistic meta:table-count="1" meta:image-count="0" meta:object-count="0" meta:page-count="7" meta:paragraph-count="193" meta:word-count="1495" meta:character-count="11643" meta:non-whitespace-character-count="10366"/>
    <meta:user-defined meta:name="AppVersion">12.0000</meta:user-defined>
    <meta:template xlink:type="simple" xlink:actuate="onRequest" xlink:title="Normal.dotm" xlink:href=""/>
  </office:meta>
</office:document-meta>
</file>